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2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2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3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ableau_20_valeur">
      <style:text-properties officeooo:rsid="023a6a4b"/>
    </style:style>
    <style:style style:name="P63" style:family="paragraph" style:parent-style-name="Tableau_20_valeur">
      <style:text-properties officeooo:rsid="023a6a4b" officeooo:paragraph-rsid="00d45f0f"/>
    </style:style>
    <style:style style:name="P64" style:family="paragraph" style:parent-style-name="Tableau_20_valeur">
      <style:text-properties officeooo:rsid="023a6a4b" officeooo:paragraph-rsid="0132f39a"/>
    </style:style>
    <style:style style:name="P65" style:family="paragraph" style:parent-style-name="Titre_20_document">
      <style:text-properties officeooo:rsid="00ce21da"/>
    </style:style>
    <style:style style:name="P66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8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2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6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7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9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7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68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657554880784">
              <table:table-cell table:style-name="Tableau2.A1" table:number-columns-spanned="2" office:value-type="string">
                <text:list xml:id="list1340042813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657378002112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657385541840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hasattr(so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657440150256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657552562368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657348612112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657385875728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657409272928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657446735600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hasattr(so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657555182976">
                <table:table-cell table:style-name="Tableau1.A1" table:number-columns-spanned="2" office:value-type="string">
                  <text:list xml:id="list120456801802763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657354310880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657353403728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hasattr(oo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657545281216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657545361136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657561483264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657371621744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657364531472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8"><text:span text:style-name="T15">do row if view.keep_field('oo', 'administrative_responsible')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657251528432">
                <table:table-cell table:style-name="Tableau1.A3" office:value-type="string">
                  <text:list xml:id="list120456938614873" text:continue-numbering="true" text:style-name="numerotation_20_pst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Titre_20_Sous-Tache" text:outline-level="6"><office:annotation><dc:creator>bleybaert</dc:creator><dc:date>2020-02-10T10:13:20.663951841</dc:date><meta:creator-initials>ble</meta:creator-initials><text:p text:style-name="P78"><text:span text:style-name="T15">do row if view.keep_field('oo', 'manager') and 'manager' not in without_oo_fields</text:span></text:p></office:annotation>Service gestionnair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657430601520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657327255280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bleybaert</dc:creator><dc:date>2020-02-12T15:06:46.723665913</dc:date><meta:creator-initials>ble</meta:creator-initials><text:p text:style-name="P78"><text:span text:style-name="T15">do text if oo.projection</text:span></text:p><text:p text:style-name="P78"><text:span text:style-name="T15">from xhtml(oo_v.display_widget('IAnalyticBudget.projection'))</text:span></text:p></office:annotation>projection</text:p>
                </table:table-cell>
              </table:table-row>
              <table:table-row table:style-name="TableLine94657515476416">
                <table:table-cell table:style-name="Tableau1.A3" office:value-type="string">
                  <text:p text:style-name="P19"><office:annotation><dc:creator>bleybaert</dc:creator><dc:date>2020-02-12T15:07:44.283515467</dc:date><meta:creator-initials>ble</meta:creator-initials><text:p text:style-name="P78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bleybaert</dc:creator><dc:date>2020-02-12T15:08:42.371881597</dc:date><meta:creator-initials>ble</meta:creator-initials><text:p text:style-name="P78"><text:span text:style-name="T15">do text if oo.analytic_budget</text:span></text:p><text:p text:style-name="P78"><text:span text:style-name="T15">from xhtml(oo_v.display_widget('analytic_budget'))</text:span></text:p></office:annotation>budget analytique</text:p>
                </table:table-cell>
              </table:table-row>
              <table:table-row table:style-name="TableLine94657416583712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657323056224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657543969424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657382255920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657451827728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657371946480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657366654000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hasattr(oo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2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657416219360">
                  <table:table-cell table:style-name="Tableau14.A1" table:number-columns-spanned="2" office:value-type="string">
                    <text:list xml:id="list120457397053839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657365362544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657343645328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hasattr(act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657419889648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657406243760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657513798784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657416449216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657376729936">
                  <table:table-cell table:style-name="Tableau14.A16" office:value-type="string">
                    <text:list xml:id="list120456342729081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Titre_20_Sous-Tache" text:outline-level="6">Service <text:span text:style-name="T10">gestionnaire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657376168032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657429902160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657473777120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bleybaert</dc:creator><dc:date>2020-02-12T15:11:31.412785309</dc:date><meta:creator-initials>ble</meta:creator-initials><text:p text:style-name="P78"><text:span text:style-name="T15">do text if act.projection</text:span></text:p><text:p text:style-name="P78"><text:span text:style-name="T15">from xhtml(act_v.display_widget('IAnalyticBudget.projection'))</text:span></text:p></office:annotation>projection</text:p>
                  </table:table-cell>
                </table:table-row>
                <table:table-row table:style-name="TableLine94657326576448">
                  <table:table-cell table:style-name="Tableau14.A16" office:value-type="string">
                    <text:p text:style-name="P38"><office:annotation><dc:creator>bleybaert</dc:creator><dc:date>2020-02-12T15:11:07.244805064</dc:date><meta:creator-initials>ble</meta:creator-initials><text:p text:style-name="P78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9"><office:annotation><dc:creator>bleybaert</dc:creator><dc:date>2020-02-12T15:12:12.754750264</dc:date><meta:creator-initials>ble</meta:creator-initials><text:p text:style-name="P78"><text:span text:style-name="T15">do text if act.analytic_budget</text:span></text:p><text:p text:style-name="P78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 table:style-name="TableLine94657252570768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657434382000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657339684128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657429762896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657376304704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657419632896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657419390368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hasattr(act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63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657386116064">
                    <table:table-cell table:style-name="Table1.A1" table:number-columns-spanned="2" office:value-type="string">
                      <text:list xml:id="list120456557993180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657408263616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657406079760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hasattr(subact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657380081552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657363681904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657537765376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657553651552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657535521424">
                    <table:table-cell table:style-name="Table1.A16" office:value-type="string">
                      <text:list xml:id="list120456627446362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 <text:span text:style-name="T11">gestionnaire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657345082560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657353774832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657551497456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bleybaert</dc:creator><dc:date>2020-02-12T15:11:31.412785309</dc:date><meta:creator-initials>ble</meta:creator-initials><text:p text:style-name="P78"><text:span text:style-name="T15">do text if subact.projection</text:span></text:p><text:p text:style-name="P78"><text:span text:style-name="T15">from xhtml(subact_v.display_widget('IAnalyticBudget.projection'))</text:span></text:p></office:annotation>projection</text:p>
                    </table:table-cell>
                  </table:table-row>
                  <table:table-row table:style-name="TableLine94657385777904">
                    <table:table-cell table:style-name="Table1.A16" office:value-type="string">
                      <text:p text:style-name="P39"><office:annotation><dc:creator>bleybaert</dc:creator><dc:date>2020-02-12T15:11:07.244805064</dc:date><meta:creator-initials>ble</meta:creator-initials><text:p text:style-name="P78"><text:span text:style-name="T15">do row if view.keep_field('sb', 'IAnalyticBudget.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bleybaert</dc:creator><dc:date>2020-02-12T15:12:12.754750264</dc:date><meta:creator-initials>ble</meta:creator-initials><text:p text:style-name="P78"><text:span text:style-name="T15">do text if subact.analytic_budget</text:span></text:p><text:p text:style-name="P78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 table:style-name="TableLine94657348759136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657521138976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657561533840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657418717536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657430308384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657481316080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657431895808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hasattr(subact, 'plan') and subact.plan</text:span></text:p></office:annotation>Plan</text:p>
                    </table:table-cell>
                    <table:table-cell table:style-name="Table1.B19" office:value-type="string">
                      <text:p text:style-name="P64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657528930032">
                      <table:table-cell table:style-name="Table2.A1" table:number-columns-spanned="2" office:value-type="string">
                        <text:list xml:id="list120457232139727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657543495760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657386567440">
                      <table:table-cell table:style-name="Table2.A3" office:value-type="string">
                        <text:list xml:id="list120455587349865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style-name="Titre_20_Sous-Tache" text:outline-level="6">Service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657367166592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657354333296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657379183856">
                    <table:table-cell table:style-name="Tableau3.A1" table:number-columns-spanned="2" office:value-type="string">
                      <text:list xml:id="list120456410416669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657405595328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657347837232">
                    <table:table-cell table:style-name="Tableau3.A3" office:value-type="string">
                      <text:list xml:id="list120456072100914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657558571488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657447903808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1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1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8-31T12:04:19.796192193</dc:date>
    <meta:editing-duration>P3DT1H41M30S</meta:editing-duration>
    <meta:editing-cycles>508</meta:editing-cycles>
    <meta:document-statistic meta:table-count="6" meta:image-count="0" meta:object-count="0" meta:page-count="4" meta:paragraph-count="169" meta:word-count="357" meta:character-count="3231" meta:non-whitespace-character-count="3106"/>
  </office:meta>
</office:document-meta>
</file>